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#T_0/K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</text:p>
          </table:table-cell>
          <table:table-cell office:value-type="string" calcext:value-type="string">
            <text:p>U_W/mV</text:p>
          </table:table-cell>
          <table:table-cell office:value-type="string" calcext:value-type="string">
            <text:p>PHI/F_W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/K⁴</text:p>
          </table:table-cell>
          <table:table-cell office:value-type="string" calcext:value-type="string">
            <text:p>U_S/mV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</text:p>
          </table:table-cell>
          <table:table-cell office:value-type="string" calcext:value-type="string">
            <text:p>U_St/mV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T⁴-T⁴_0/K⁴</text:p>
          </table:table-cell>
          <table:table-cell office:value-type="string" calcext:value-type="string">
            <text:p>U_pol/mV</text:p>
          </table:table-cell>
          <table:table-cell office:value-type="string" calcext:value-type="string">
            <text:p>DeltaU/mv</text:p>
          </table:table-cell>
          <table:table-cell office:value-type="string" calcext:value-type="string">
            <text:p>D Strahlung</text:p>
          </table:table-cell>
        </table:table-row>
        <table:table-row table:style-name="ro1">
          <table:table-cell office:value-type="float" office:value="295.15" calcext:value-type="float">
            <text:p>295,15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B2];4)-POWER([.A2];4)" office:value-type="float" office:value="3181651804.1295" calcext:value-type="float">
            <text:p>3181651804,1295</text:p>
          </table:table-cell>
          <table:table-cell office:value-type="float" office:value="34.34" calcext:value-type="float">
            <text:p>34,34</text:p>
          </table:table-cell>
          <table:table-cell table:formula="of:=[.D2]/(100*29)" office:value-type="float" office:value="0.0118413793103448" calcext:value-type="float">
            <text:p>0,0118413793</text:p>
          </table:table-cell>
          <table:table-cell table:formula="of:=273.15+50" office:value-type="float" office:value="323.15" calcext:value-type="float">
            <text:p>323,15</text:p>
          </table:table-cell>
          <table:table-cell table:formula="of:=POWER([.F2];4)-POWER([.A2];4)" office:value-type="float" office:value="3316007487.618" calcext:value-type="float">
            <text:p>3316007487,618</text:p>
          </table:table-cell>
          <table:table-cell office:value-type="float" office:value="33.8" calcext:value-type="float">
            <text:p>33,8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I2];4)-POWER([.A2];4)" office:value-type="float" office:value="3181651804.1295" calcext:value-type="float">
            <text:p>3181651804,1295</text:p>
          </table:table-cell>
          <table:table-cell office:value-type="float" office:value="13.96" calcext:value-type="float">
            <text:p>13,96</text:p>
          </table:table-cell>
          <table:table-cell table:formula="of:=273.15+49" office:value-type="float" office:value="322.15" calcext:value-type="float">
            <text:p>322,15</text:p>
          </table:table-cell>
          <table:table-cell table:formula="of:=POWER([.L2];4)-POWER([.A2];4)" office:value-type="float" office:value="3181651804.1295" calcext:value-type="float">
            <text:p>3181651804,1295</text:p>
          </table:table-cell>
          <table:table-cell office:value-type="float" office:value="6.29" calcext:value-type="float">
            <text:p>6,29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2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6.15" calcext:value-type="float">
            <text:p>296,15</text:p>
          </table:table-cell>
          <table:table-cell table:formula="of:=273.15+67" office:value-type="float" office:value="340.15" calcext:value-type="float">
            <text:p>340,15</text:p>
          </table:table-cell>
          <table:table-cell table:formula="of:=POWER([.B3];4)-POWER([.A3];4)" office:value-type="float" office:value="5694822120.834" calcext:value-type="float">
            <text:p>5694822120,834</text:p>
          </table:table-cell>
          <table:table-cell office:value-type="float" office:value="66.27" calcext:value-type="float">
            <text:p>66,27</text:p>
          </table:table-cell>
          <table:table-cell table:formula="of:=[.D3]/(100*29)" office:value-type="float" office:value="0.022851724137931" calcext:value-type="float">
            <text:p>0,0228517241</text:p>
          </table:table-cell>
          <table:table-cell table:formula="of:=273.15+68" office:value-type="float" office:value="341.15" calcext:value-type="float">
            <text:p>341,15</text:p>
          </table:table-cell>
          <table:table-cell table:formula="of:=POWER([.F3];4)-POWER([.A3];4)" office:value-type="float" office:value="5852941866.3825" calcext:value-type="float">
            <text:p>5852941866,3825</text:p>
          </table:table-cell>
          <table:table-cell office:value-type="float" office:value="65.2" calcext:value-type="float">
            <text:p>65,2</text:p>
          </table:table-cell>
          <table:table-cell table:formula="of:=273.15+67" office:value-type="float" office:value="340.15" calcext:value-type="float">
            <text:p>340,15</text:p>
          </table:table-cell>
          <table:table-cell table:formula="of:=POWER([.I3];4)-POWER([.A3];4)" office:value-type="float" office:value="5694822120.834" calcext:value-type="float">
            <text:p>5694822120,834</text:p>
          </table:table-cell>
          <table:table-cell office:value-type="float" office:value="26.19" calcext:value-type="float">
            <text:p>26,19</text:p>
          </table:table-cell>
          <table:table-cell table:formula="of:=273.15+68" office:value-type="float" office:value="341.15" calcext:value-type="float">
            <text:p>341,15</text:p>
          </table:table-cell>
          <table:table-cell table:formula="of:=POWER([.L3];4)-POWER([.A3];4)" office:value-type="float" office:value="5852941866.3825" calcext:value-type="float">
            <text:p>5852941866,3825</text:p>
          </table:table-cell>
          <table:table-cell office:value-type="float" office:value="11.92" calcext:value-type="float">
            <text:p>11,92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3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7.15" calcext:value-type="float">
            <text:p>297,15</text:p>
          </table:table-cell>
          <table:table-cell table:formula="of:=273.15+76" office:value-type="float" office:value="349.15" calcext:value-type="float">
            <text:p>349,15</text:p>
          </table:table-cell>
          <table:table-cell table:formula="of:=POWER([.B4];4)-POWER([.A4];4)" office:value-type="float" office:value="7064446741.222" calcext:value-type="float">
            <text:p>7064446741,222</text:p>
          </table:table-cell>
          <table:table-cell office:value-type="float" office:value="82.16" calcext:value-type="float">
            <text:p>82,16</text:p>
          </table:table-cell>
          <table:table-cell table:formula="of:=[.D4]/(100*29)" office:value-type="float" office:value="0.0283310344827586" calcext:value-type="float">
            <text:p>0,0283310345</text:p>
          </table:table-cell>
          <table:table-cell table:formula="of:=273.15+77" office:value-type="float" office:value="350.15" calcext:value-type="float">
            <text:p>350,15</text:p>
          </table:table-cell>
          <table:table-cell table:formula="of:=POWER([.F4];4)-POWER([.A4];4)" office:value-type="float" office:value="7235433105.2005" calcext:value-type="float">
            <text:p>7235433105,2005</text:p>
          </table:table-cell>
          <table:table-cell office:value-type="float" office:value="81.55" calcext:value-type="float">
            <text:p>81,55</text:p>
          </table:table-cell>
          <table:table-cell table:formula="of:=273.15+75" office:value-type="float" office:value="348.15" calcext:value-type="float">
            <text:p>348,15</text:p>
          </table:table-cell>
          <table:table-cell table:formula="of:=POWER([.I4];4)-POWER([.A4];4)" office:value-type="float" office:value="6894923247.9135" calcext:value-type="float">
            <text:p>6894923247,9135</text:p>
          </table:table-cell>
          <table:table-cell office:value-type="float" office:value="32.08" calcext:value-type="float">
            <text:p>32,08</text:p>
          </table:table-cell>
          <table:table-cell table:formula="of:=273.15+77" office:value-type="float" office:value="350.15" calcext:value-type="float">
            <text:p>350,15</text:p>
          </table:table-cell>
          <table:table-cell table:formula="of:=POWER([.L4];4)-POWER([.A4];4)" office:value-type="float" office:value="7235433105.2005" calcext:value-type="float">
            <text:p>7235433105,2005</text:p>
          </table:table-cell>
          <table:table-cell office:value-type="float" office:value="13.6" calcext:value-type="float">
            <text:p>13,6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4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8.15" calcext:value-type="float">
            <text:p>298,15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B5];4)-POWER([.A5];4)" office:value-type="float" office:value="9109767604.0455" calcext:value-type="float">
            <text:p>9109767604,0455</text:p>
          </table:table-cell>
          <table:table-cell office:value-type="float" office:value="102.8" calcext:value-type="float">
            <text:p>102,8</text:p>
          </table:table-cell>
          <table:table-cell table:formula="of:=[.D5]/(100*29)" office:value-type="float" office:value="0.035448275862069" calcext:value-type="float">
            <text:p>0,0354482759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F5];4)-POWER([.A5];4)" office:value-type="float" office:value="9109767604.0455" calcext:value-type="float">
            <text:p>9109767604,0455</text:p>
          </table:table-cell>
          <table:table-cell office:value-type="float" office:value="102.37" calcext:value-type="float">
            <text:p>102,37</text:p>
          </table:table-cell>
          <table:table-cell table:formula="of:=273.15+86" office:value-type="float" office:value="359.15" calcext:value-type="float">
            <text:p>359,15</text:p>
          </table:table-cell>
          <table:table-cell table:formula="of:=POWER([.I5];4)-POWER([.A5];4)" office:value-type="float" office:value="8736049968.4185" calcext:value-type="float">
            <text:p>8736049968,4185</text:p>
          </table:table-cell>
          <table:table-cell office:value-type="float" office:value="40.45" calcext:value-type="float">
            <text:p>40,45</text:p>
          </table:table-cell>
          <table:table-cell table:formula="of:=273.15+88" office:value-type="float" office:value="361.15" calcext:value-type="float">
            <text:p>361,15</text:p>
          </table:table-cell>
          <table:table-cell table:formula="of:=POWER([.L5];4)-POWER([.A5];4)" office:value-type="float" office:value="9109767604.0455" calcext:value-type="float">
            <text:p>9109767604,0455</text:p>
          </table:table-cell>
          <table:table-cell office:value-type="float" office:value="16.4" calcext:value-type="float">
            <text:p>16,4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5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299.15" calcext:value-type="float">
            <text:p>299,15</text:p>
          </table:table-cell>
          <table:table-cell table:formula="of:=273.15+82" office:value-type="float" office:value="355.15" calcext:value-type="float">
            <text:p>355,15</text:p>
          </table:table-cell>
          <table:table-cell table:formula="of:=POWER([.B6];4)-POWER([.A6];4)" office:value-type="float" office:value="7900571554.596" calcext:value-type="float">
            <text:p>7900571554,596</text:p>
          </table:table-cell>
          <table:table-cell office:value-type="float" office:value="92.34" calcext:value-type="float">
            <text:p>92,34</text:p>
          </table:table-cell>
          <table:table-cell table:formula="of:=[.D6]/(100*29)" office:value-type="float" office:value="0.0318413793103448" calcext:value-type="float">
            <text:p>0,0318413793</text:p>
          </table:table-cell>
          <table:table-cell table:formula="of:=273.15+83" office:value-type="float" office:value="356.15" calcext:value-type="float">
            <text:p>356,15</text:p>
          </table:table-cell>
          <table:table-cell table:formula="of:=POWER([.F6];4)-POWER([.A6];4)" office:value-type="float" office:value="8080512206.1945" calcext:value-type="float">
            <text:p>8080512206,1945</text:p>
          </table:table-cell>
          <table:table-cell office:value-type="float" office:value="92.76" calcext:value-type="float">
            <text:p>92,76</text:p>
          </table:table-cell>
          <table:table-cell table:formula="of:=273.15+81" office:value-type="float" office:value="354.15" calcext:value-type="float">
            <text:p>354,15</text:p>
          </table:table-cell>
          <table:table-cell table:formula="of:=POWER([.I6];4)-POWER([.A6];4)" office:value-type="float" office:value="7722144483.2675" calcext:value-type="float">
            <text:p>7722144483,2675</text:p>
          </table:table-cell>
          <table:table-cell office:value-type="float" office:value="36.01" calcext:value-type="float">
            <text:p>36,01</text:p>
          </table:table-cell>
          <table:table-cell table:formula="of:=273.15+83" office:value-type="float" office:value="356.15" calcext:value-type="float">
            <text:p>356,15</text:p>
          </table:table-cell>
          <table:table-cell table:formula="of:=POWER([.L6];4)-POWER([.A6];4)" office:value-type="float" office:value="8080512206.1945" calcext:value-type="float">
            <text:p>8080512206,1945</text:p>
          </table:table-cell>
          <table:table-cell office:value-type="float" office:value="14.08" calcext:value-type="float">
            <text:p>14,08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6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300.15" calcext:value-type="float">
            <text:p>300,15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B7];4)-POWER([.A7];4)" office:value-type="float" office:value="2924169932.484" calcext:value-type="float">
            <text:p>2924169932,484</text:p>
          </table:table-cell>
          <table:table-cell office:value-type="float" office:value="39.38" calcext:value-type="float">
            <text:p>39,38</text:p>
          </table:table-cell>
          <table:table-cell table:formula="of:=[.D7]/(100*29)" office:value-type="float" office:value="0.0135793103448276" calcext:value-type="float">
            <text:p>0,0135793103</text:p>
          </table:table-cell>
          <table:table-cell table:formula="of:=273.15+52" office:value-type="float" office:value="325.15" calcext:value-type="float">
            <text:p>325,15</text:p>
          </table:table-cell>
          <table:table-cell table:formula="of:=POWER([.F7];4)-POWER([.A7];4)" office:value-type="float" office:value="3061039609.7125" calcext:value-type="float">
            <text:p>3061039609,7125</text:p>
          </table:table-cell>
          <table:table-cell office:value-type="float" office:value="38.3" calcext:value-type="float">
            <text:p>38,3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I7];4)-POWER([.A7];4)" office:value-type="float" office:value="2924169932.484" calcext:value-type="float">
            <text:p>2924169932,484</text:p>
          </table:table-cell>
          <table:table-cell office:value-type="float" office:value="15.83" calcext:value-type="float">
            <text:p>15,83</text:p>
          </table:table-cell>
          <table:table-cell table:formula="of:=273.15+51" office:value-type="float" office:value="324.15" calcext:value-type="float">
            <text:p>324,15</text:p>
          </table:table-cell>
          <table:table-cell table:formula="of:=POWER([.L7];4)-POWER([.A7];4)" office:value-type="float" office:value="2924169932.484" calcext:value-type="float">
            <text:p>2924169932,484</text:p>
          </table:table-cell>
          <table:table-cell office:value-type="float" office:value="8.02" calcext:value-type="float">
            <text:p>8,02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7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301.15" calcext:value-type="float">
            <text:p>301,15</text:p>
          </table:table-cell>
          <table:table-cell table:formula="of:=273.15+45" office:value-type="float" office:value="318.15" calcext:value-type="float">
            <text:p>318,15</text:p>
          </table:table-cell>
          <table:table-cell table:formula="of:=POWER([.B8];4)-POWER([.A8];4)" office:value-type="float" office:value="2020455514.4345" calcext:value-type="float">
            <text:p>2020455514,4345</text:p>
          </table:table-cell>
          <table:table-cell office:value-type="float" office:value="30.81" calcext:value-type="float">
            <text:p>30,81</text:p>
          </table:table-cell>
          <table:table-cell table:formula="of:=[.D8]/(100*29)" office:value-type="float" office:value="0.0106241379310345" calcext:value-type="float">
            <text:p>0,0106241379</text:p>
          </table:table-cell>
          <table:table-cell table:formula="of:=273.15+46" office:value-type="float" office:value="319.15" calcext:value-type="float">
            <text:p>319,15</text:p>
          </table:table-cell>
          <table:table-cell table:formula="of:=POWER([.F8];4)-POWER([.A8];4)" office:value-type="float" office:value="2149875941.643" calcext:value-type="float">
            <text:p>2149875941,643</text:p>
          </table:table-cell>
          <table:table-cell office:value-type="float" office:value="30.29" calcext:value-type="float">
            <text:p>30,29</text:p>
          </table:table-cell>
          <table:table-cell table:formula="of:=273.15+12.94" office:value-type="float" office:value="286.09" calcext:value-type="float">
            <text:p>286,09</text:p>
          </table:table-cell>
          <table:table-cell table:formula="of:=POWER([.I8];4)-POWER([.A8];4)" office:value-type="float" office:value="-1525904668.51936" calcext:value-type="float">
            <text:p>-1525904668,51936</text:p>
          </table:table-cell>
          <table:table-cell office:value-type="float" office:value="12.94" calcext:value-type="float">
            <text:p>12,94</text:p>
          </table:table-cell>
          <table:table-cell table:formula="of:=273.15+45" office:value-type="float" office:value="318.15" calcext:value-type="float">
            <text:p>318,15</text:p>
          </table:table-cell>
          <table:table-cell table:formula="of:=POWER([.L8];4)-POWER([.A8];4)" office:value-type="float" office:value="2020455514.4345" calcext:value-type="float">
            <text:p>2020455514,4345</text:p>
          </table:table-cell>
          <table:table-cell office:value-type="float" office:value="6.27" calcext:value-type="float">
            <text:p>6,27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8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302.15" calcext:value-type="float">
            <text:p>302,15</text:p>
          </table:table-cell>
          <table:table-cell table:formula="of:=273.15+39" office:value-type="float" office:value="312.15" calcext:value-type="float">
            <text:p>312,15</text:p>
          </table:table-cell>
          <table:table-cell table:formula="of:=POWER([.B9];4)-POWER([.A9];4)" office:value-type="float" office:value="1159382181.035" calcext:value-type="float">
            <text:p>1159382181,035</text:p>
          </table:table-cell>
          <table:table-cell office:value-type="float" office:value="22.76" calcext:value-type="float">
            <text:p>22,76</text:p>
          </table:table-cell>
          <table:table-cell table:formula="of:=[.D9]/(100*29)" office:value-type="float" office:value="0.00784827586206897" calcext:value-type="float">
            <text:p>0,0078482759</text:p>
          </table:table-cell>
          <table:table-cell table:formula="of:=273.15+40" office:value-type="float" office:value="313.15" calcext:value-type="float">
            <text:p>313,15</text:p>
          </table:table-cell>
          <table:table-cell table:formula="of:=POWER([.F9];4)-POWER([.A9];4)" office:value-type="float" office:value="1281628671.8235" calcext:value-type="float">
            <text:p>1281628671,8235</text:p>
          </table:table-cell>
          <table:table-cell office:value-type="float" office:value="22.86" calcext:value-type="float">
            <text:p>22,86</text:p>
          </table:table-cell>
          <table:table-cell table:formula="of:=273.15+39" office:value-type="float" office:value="312.15" calcext:value-type="float">
            <text:p>312,15</text:p>
          </table:table-cell>
          <table:table-cell table:formula="of:=POWER([.I9];4)-POWER([.A9];4)" office:value-type="float" office:value="1159382181.035" calcext:value-type="float">
            <text:p>1159382181,035</text:p>
          </table:table-cell>
          <table:table-cell office:value-type="float" office:value="9.7" calcext:value-type="float">
            <text:p>9,7</text:p>
          </table:table-cell>
          <table:table-cell table:formula="of:=273.15+40" office:value-type="float" office:value="313.15" calcext:value-type="float">
            <text:p>313,15</text:p>
          </table:table-cell>
          <table:table-cell table:formula="of:=POWER([.L9];4)-POWER([.A9];4)" office:value-type="float" office:value="1281628671.8235" calcext:value-type="float">
            <text:p>1281628671,8235</text:p>
          </table:table-cell>
          <table:table-cell office:value-type="float" office:value="2.06" calcext:value-type="float">
            <text:p>2,06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9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303.15" calcext:value-type="float">
            <text:p>303,15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B10];4)-POWER([.A10];4)" office:value-type="float" office:value="688740677.001" calcext:value-type="float">
            <text:p>688740677,001</text:p>
          </table:table-cell>
          <table:table-cell office:value-type="float" office:value="17.98" calcext:value-type="float">
            <text:p>17,98</text:p>
          </table:table-cell>
          <table:table-cell table:formula="of:=[.D10]/(100*29)" office:value-type="float" office:value="0.0062" calcext:value-type="float">
            <text:p>0,0062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F10];4)-POWER([.A10];4)" office:value-type="float" office:value="688740677.001" calcext:value-type="float">
            <text:p>688740677,001</text:p>
          </table:table-cell>
          <table:table-cell office:value-type="float" office:value="17.39" calcext:value-type="float">
            <text:p>17,39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I10];4)-POWER([.A10];4)" office:value-type="float" office:value="688740677.001" calcext:value-type="float">
            <text:p>688740677,001</text:p>
          </table:table-cell>
          <table:table-cell office:value-type="float" office:value="7.92" calcext:value-type="float">
            <text:p>7,92</text:p>
          </table:table-cell>
          <table:table-cell table:formula="of:=273.15+36" office:value-type="float" office:value="309.15" calcext:value-type="float">
            <text:p>309,15</text:p>
          </table:table-cell>
          <table:table-cell table:formula="of:=POWER([.L10];4)-POWER([.A10];4)" office:value-type="float" office:value="688740677.001" calcext:value-type="float">
            <text:p>688740677,001</text:p>
          </table:table-cell>
          <table:table-cell office:value-type="float" office:value="4.48" calcext:value-type="float">
            <text:p>4,48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10]/(10*29)" office:value-type="float" office:value="0.000172413793103448" calcext:value-type="float">
            <text:p>0,0001724138</text:p>
          </table:table-cell>
        </table:table-row>
        <table:table-row table:style-name="ro1">
          <table:table-cell office:value-type="float" office:value="304.15" calcext:value-type="float">
            <text:p>304,15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B11];4)-POWER([.A11];4)" office:value-type="float" office:value="113100547.8285" calcext:value-type="float">
            <text:p>113100547,8285</text:p>
          </table:table-cell>
          <table:table-cell office:value-type="float" office:value="13.36" calcext:value-type="float">
            <text:p>13,36</text:p>
          </table:table-cell>
          <table:table-cell table:formula="of:=[.D11]/(100*29)" office:value-type="float" office:value="0.00460689655172414" calcext:value-type="float">
            <text:p>0,0046068966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F11];4)-POWER([.A11];4)" office:value-type="float" office:value="113100547.8285" calcext:value-type="float">
            <text:p>113100547,8285</text:p>
          </table:table-cell>
          <table:table-cell office:value-type="float" office:value="13.19" calcext:value-type="float">
            <text:p>13,19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I11];4)-POWER([.A11];4)" office:value-type="float" office:value="113100547.8285" calcext:value-type="float">
            <text:p>113100547,8285</text:p>
          </table:table-cell>
          <table:table-cell office:value-type="float" office:value="6.68" calcext:value-type="float">
            <text:p>6,68</text:p>
          </table:table-cell>
          <table:table-cell table:formula="of:=273.15+32" office:value-type="float" office:value="305.15" calcext:value-type="float">
            <text:p>305,15</text:p>
          </table:table-cell>
          <table:table-cell table:formula="of:=POWER([.L11];4)-POWER([.A11];4)" office:value-type="float" office:value="113100547.8285" calcext:value-type="float">
            <text:p>113100547,8285</text:p>
          </table:table-cell>
          <table:table-cell office:value-type="float" office:value="3.83" calcext:value-type="float">
            <text:p>3,83</text:p>
          </table:table-cell>
          <table:table-cell table:formula="of:=0.05" office:value-type="float" office:value="0.05" calcext:value-type="float">
            <text:p>0,05</text:p>
          </table:table-cell>
          <table:table-cell table:formula="of:=[.O11]/(10*29)" office:value-type="float" office:value="0.000172413793103448" calcext:value-type="float">
            <text:p>0,0001724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 style:data-style-name="N2" text:time-value="20:55:53.984236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7:10:41.069607449</meta:creation-date>
    <dc:date>2016-03-10T20:58:11.724855327</dc:date>
    <meta:editing-duration>PT10M48S</meta:editing-duration>
    <meta:editing-cycles>2</meta:editing-cycles>
    <meta:generator>LibreOffice/5.1.0.3$Linux_X86_64 LibreOffice_project/10m0$Build-3</meta:generator>
    <meta:document-statistic meta:table-count="1" meta:cell-count="176" meta:object-count="0"/>
  </office:meta>
</office:document-meta>
</file>